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pitch="variable"/>
    <style:font-face style:name="Courier New" svg:font-family="'Courier New'" style:font-pitch="variable"/>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pitch="variable" style:font-charset="x-symbol"/>
    <style:font-face style:name="Times" svg:font-family="Times" style:font-pitch="variable"/>
    <style:font-face style:name="Wingdings" svg:font-family="Wingdings" style:font-pitch="variable" style:font-charset="x-symbol"/>
  </office:font-face-decls>
  <office:automatic-styles>
    <style:style style:name="P1" style:family="paragraph" style:parent-style-name="Heading_20_3">
      <style:paragraph-properties fo:margin-top="0in" fo:margin-bottom="0.1945in" style:contextual-spacing="false"/>
    </style:style>
    <style:style style:name="P2" style:family="paragraph" style:parent-style-name="Normal_20__28_Web_29_">
      <style:paragraph-properties fo:margin-left="0.5in" fo:margin-right="0in"/>
    </style:style>
    <style:style style:name="P3" style:family="paragraph" style:parent-style-name="Normal_20__28_Web_29_">
      <style:paragraph-properties fo:margin-left="1in" fo:margin-right="0in"/>
    </style:style>
    <style:style style:name="P4" style:family="paragraph" style:parent-style-name="Normal_20__28_Web_29_">
      <style:paragraph-properties fo:margin-left="0.5in" fo:margin-right="0in"/>
      <style:text-properties style:font-name="Courier" style:font-name-asian="Courier" style:font-name-complex="Courier"/>
    </style:style>
    <style:style style:name="P5" style:family="paragraph" style:parent-style-name="Standard" style:list-style-name="WW8Num1">
      <style:paragraph-properties fo:margin-top="0.1945in" fo:margin-bottom="0in" style:contextual-spacing="false"/>
    </style:style>
    <style:style style:name="P6" style:family="paragraph" style:parent-style-name="Standard" style:list-style-name="WW8Num1">
      <style:paragraph-properties fo:margin-top="0in" fo:margin-bottom="0.1945in" style:contextual-spacing="false"/>
    </style:style>
    <style:style style:name="P7" style:family="paragraph" style:parent-style-name="Standard">
      <style:paragraph-properties fo:margin-top="0in" fo:margin-bottom="0in" style:contextual-spacing="false"/>
    </style:style>
    <style:style style:name="P8" style:family="paragraph" style:parent-style-name="Standard">
      <style:paragraph-properties fo:margin-left="0.5in" fo:margin-right="0in" fo:margin-top="0in" fo:margin-bottom="0in" style:contextual-spacing="false"/>
    </style:style>
    <style:style style:name="P9" style:family="paragraph" style:parent-style-name="Standard">
      <style:paragraph-properties fo:margin-left="1in" fo:margin-right="0in" fo:margin-top="0in" fo:margin-bottom="0in" style:contextual-spacing="false"/>
    </style:style>
    <style:style style:name="P10" style:family="paragraph" style:parent-style-name="Standard">
      <style:paragraph-properties fo:margin-left="0.5in" fo:margin-right="0in" fo:margin-top="0in" fo:margin-bottom="0in" style:contextual-spacing="false"/>
      <style:text-properties style:font-name="Courier" style:font-name-asian="Courier" style:font-name-complex="Courier"/>
    </style:style>
    <style:style style:name="P11" style:family="paragraph">
      <loext:graphic-properties draw:fill="solid" draw:fill-color="#aaaaaa"/>
    </style:style>
    <style:style style:name="T1" style:family="text">
      <style:text-properties style:font-name="Courier" fo:font-weight="bold" style:font-name-asian="Courier" style:font-weight-asian="bold" style:font-name-complex="Courier"/>
    </style:style>
    <style:style style:name="T2" style:family="text">
      <style:text-properties style:font-name="Courier" style:font-name-asian="Courier" style:font-name-complex="Courier"/>
    </style:style>
    <style:style style:name="T3" style:family="text">
      <style:text-properties fo:color="#000000" loext:opacity="100%" style:font-name="Courier" style:font-name-asian="Courier" style:font-name-complex="Courier"/>
    </style:style>
    <style:style style:name="gr1" style:family="graphic">
      <style:graphic-properties draw:stroke="none" draw:fill="solid" draw:fill-color="#aaaaaa" draw:textarea-horizontal-align="left" draw:textarea-vertical-align="top" draw:auto-grow-height="false" fo:min-height="0in" fo:min-width="5.6528in" fo:padding-top="0.0902in" fo:padding-bottom="0.0902in" fo:padding-left="0.1736in" fo:padding-right="0.1736in" fo:wrap-option="wrap" draw:shadow-color="#808080" loext:decorative="false" fo:margin-left="0in" fo:margin-right="0in" fo:margin-top="0in" fo:margin-bottom="0in"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ntroduction</text:h>
      <text:p text:style-name="Normal_20__28_Web_29_">This is a Leland Stanford Junior University License Agreement for Open Source distributions of Stanford Software.  You must agree to all conditions of the following License, which is modeled after the "Mozilla 1.1 License" certified by the "Open Source Initiative (OSI)":</text:p>
      <text:p text:style-name="P7"><draw:custom-shape text:anchor-type="as-char" draw:z-index="2" draw:style-name="gr1" draw:text-style-name="P11" svg:width="6.0004in" svg:height="0.0213in"><text:p/><draw:enhanced-geometry svg:viewBox="0 0 21600 21600" draw:type="rectangle" draw:enhanced-path="M 0 0 L 21600 0 21600 21600 0 21600 0 0 Z N"/></draw:custom-shape></text:p>
      <text:h text:style-name="Heading_20_3" text:outline-level="3">License Information</text:h>
      <text:p text:style-name="Normal_20__28_Web_29_">Copyright (c) 2005, Leland Stanford Junior University<text:line-break/>All rights reserved.</text:p>
      <text:p text:style-name="Normal_20__28_Web_29_">Redistribution and use in source and binary forms, with or without modification, are permitted provided that the following conditions are met:</text:p>
      <text:list text:style-name="WW8Num1">
        <text:list-item>
          <text:p text:style-name="P5">Redistributions of source code must retain the above copyright notice, this list of conditions and the following disclaimer.</text:p>
        </text:list-item>
        <text:list-item>
          <text:p text:style-name="P6">Redistributions in binary form must reproduce the above copyright notice, this list of conditions and the following disclaimer in the documentation and/or other materials provided with the distribution.</text:p>
        </text:list-item>
        <text:list-item>
          <text:p text:style-name="P6">Neither the "Stanford University" name nor the names of its contributors may be used to endorse or promote products derived from this software without specific prior written permission.</text:p>
        </text:list-item>
      </text:list>
      <text:p text:style-name="P7">The complete formal licence follows.</text:p>
      <text:p text:style-name="P7"><draw:custom-shape text:anchor-type="as-char" draw:z-index="1" draw:style-name="gr1" draw:text-style-name="P11" svg:width="6.0004in" svg:height="0.0213in"><text:p/><draw:enhanced-geometry svg:viewBox="0 0 21600 21600" draw:type="rectangle" draw:enhanced-path="M 0 0 L 21600 0 21600 21600 0 21600 0 0 Z N"/></draw:custom-shape></text:p>
      <text:p text:style-name="P7"/>
      <text:h text:style-name="Heading_20_1" text:outline-level="1">Mozilla Public License 1.1 (MPL 1.1)</text:h>
      <text:p text:style-name="Normal_20__28_Web_29_"><text:span text:style-name="T1">1. Definitions.</text:span><text:span text:style-name="T2"> </text:span></text:p>
      <text:p text:style-name="P8"><text:span text:style-name="T1">1.0.1. "Commercial Use" </text:span><text:span text:style-name="T2">means distribution or otherwise making the Covered Code available to a third party. </text:span></text:p>
      <text:p text:style-name="P2"><text:span text:style-name="T1">1.1. "Contributor"</text:span><text:span text:style-name="T2"> means each entity that creates or contributes to the creation of Modifications. </text:span></text:p>
      <text:p text:style-name="P2"><text:span text:style-name="T1">1.2. "Contributor Version"</text:span><text:span text:style-name="T2"> means the combination of the Original Code, prior Modifications used by a Contributor, and the Modifications made by that particular Contributor. </text:span></text:p>
      <text:p text:style-name="P2"><text:span text:style-name="T1">1.3. "Covered Code"</text:span><text:span text:style-name="T2"> means the Original Code or Modifications or the combination of the Original Code and Modifications, in each case including portions thereof</text:span><text:span text:style-name="T1">.</text:span><text:span text:style-name="T2"> </text:span></text:p>
      <text:p text:style-name="P2"><text:soft-page-break/><text:span text:style-name="T1">1.4. "Electronic Distribution Mechanism"</text:span><text:span text:style-name="T2"> means a mechanism generally accepted in the software development community for the electronic transfer of data. </text:span></text:p>
      <text:p text:style-name="P2"><text:span text:style-name="T1">1.5. "Executable"</text:span><text:span text:style-name="T2"> means Covered Code in any form other than Source Code. </text:span></text:p>
      <text:p text:style-name="P2"><text:span text:style-name="T1">1.6. "Initial Developer"</text:span><text:span text:style-name="T2"> means the individual or entity identified as the Initial Developer in the Source Code notice required by </text:span><text:span text:style-name="T1">Exhibit A</text:span><text:span text:style-name="T2">. </text:span></text:p>
      <text:p text:style-name="P2"><text:span text:style-name="T1">1.7. "Larger Work"</text:span><text:span text:style-name="T2"> means a work which combines Covered Code or portions thereof with code not governed by the terms of this License. </text:span></text:p>
      <text:p text:style-name="P2"><text:span text:style-name="T1">1.8. "License"</text:span><text:span text:style-name="T2"> means this document. </text:span></text:p>
      <text:p text:style-name="P2"><text:span text:style-name="T1">1.8.1. "Licensable"</text:span><text:span text:style-name="T2"> means having the right to grant, to the maximum extent possible, whether at the time of the initial grant or subsequently acquired, any and all of the rights conveyed herein. </text:span></text:p>
      <text:p text:style-name="P2"><text:span text:style-name="T1">1.9. "Modifications"</text:span><text:span text:style-name="T2"> means any addition to or deletion from the substance or structure of either the Original Code or any previous Modifications. When Covered Code is released as a series of files, a Modification is: </text:span></text:p>
      <text:p text:style-name="P9"><text:span text:style-name="T1">A.</text:span><text:span text:style-name="T2"> Any addition to or deletion from the contents of a file containing Original Code or previous Modifications. </text:span></text:p>
      <text:p text:style-name="P3"><text:span text:style-name="T1">B.</text:span><text:span text:style-name="T2"> Any new file that contains any part of the Original Code or previous Modifications. <text:line-break/> </text:span></text:p>
      <text:p text:style-name="P8"><text:span text:style-name="T1">1.10. "Original Code"</text:span><text:span text:style-name="T2"> means Source Code of computer software code which is described in the Source Code notice required by </text:span><text:span text:style-name="T1">Exhibit A</text:span><text:span text:style-name="T2"> as Original Code, and which, at the time of its release under this License is not already Covered Code governed by this License. </text:span></text:p>
      <text:p text:style-name="P2"><text:span text:style-name="T1">1.10.1. "Patent Claims"</text:span><text:span text:style-name="T2"> means any patent claim(s), now owned or hereafter acquired, including without limitation,  method, process, and apparatus claims, in any patent Licensable by grantor. </text:span></text:p>
      <text:p text:style-name="P2"><text:span text:style-name="T1">1.11. "Source Code"</text:span><text:span text:style-name="T2">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text:span><text:soft-page-break/><text:span text:style-name="T2">provided the appropriate decompression or de-archiving software is widely available for no charge. </text:span></text:p>
      <text:p text:style-name="P2"><text:span text:style-name="T1">1.12. "You" (or "Your") </text:span><text:span text:style-name="T2">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span></text:p>
      <text:p text:style-name="Normal_20__28_Web_29_"><text:span text:style-name="T1">2. Source Code License.</text:span><text:span text:style-name="T2"> </text:span></text:p>
      <text:p text:style-name="P8"><text:span text:style-name="T1">2.1. The Initial Developer Grant.</text:span><text:span text:style-name="T2"> <text:line-break/>The Initial Developer hereby grants You a world-wide, royalty-free, non-exclusive license, subject to third party intellectual property claims: </text:span></text:p>
      <text:p text:style-name="P9"><text:span text:style-name="T2">  <text:line-break/></text:span><text:span text:style-name="T1">(a)</text:span><text:span text:style-name="T2"> </text:span><text:span text:style-name="T1"> </text:span><text:span text:style-name="T2">under intellectual property rights (other than patent or trademark) Licensable by Initial Developer to use, reproduce, modify, display, perform, sublicense and distribute the Original Code (or portions thereof) with or without Modifications, and/or as part of a Larger Work; and </text:span></text:p>
      <text:p text:style-name="P3"><text:span text:style-name="T1">(b)</text:span><text:span text:style-name="T2"> under Patents Claims infringed by the making, using or selling of Original Code, to make, have made, use, practice, sell, and offer for sale, and/or otherwise dispose of the Original Code (or portions thereof). </text:span></text:p>
      <text:p text:style-name="P3"><text:span text:style-name="T1">(c) </text:span><text:span text:style-name="T2">the licenses granted in this Section 2.1(a) and (b) are effective on the date Initial Developer first distributes Original Code under the terms of this License. </text:span></text:p>
      <text:p text:style-name="P3"><text:span text:style-name="T1">(d) </text:span><text:span text:style-name="T2">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 </text:span></text:p>
      <text:p text:style-name="P8"><text:span text:style-name="T1">2.2. Contributor Grant.</text:span><text:span text:style-name="T2"> <text:line-break/>Subject to third party intellectual property claims, each Contributor hereby grants You a world-wide, royalty-free, non-exclusive license </text:span></text:p>
      <text:p text:style-name="P9"><text:span text:style-name="T2">  <text:line-break/></text:span><text:span text:style-name="T1">(a)</text:span><text:span text:style-name="T2"> </text:span><text:span text:style-name="T1"> </text:span><text:span text:style-name="T2">under intellectual property rights (other than patent or trademark) Licensable by Contributor, to use, reproduce, modify, display, perform, sublicense and distribute the </text:span><text:soft-page-break/><text:span text:style-name="T2">Modifications created by such Contributor (or portions thereof) either on an unmodified basis, with other Modifications, as Covered Code and/or as part of a Larger Work; and </text:span></text:p>
      <text:p text:style-name="P3"><text:span text:style-name="T1">(b)</text:span><text:span text:style-name="T2"> under Patent Claims infringed by the making, using, or selling of  Modifications made by that Contributor either alone and/or in</text:span><text:span text:style-name="T3">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text:span text:style-name="T2"> </text:span></text:p>
      <text:p text:style-name="P3"><text:span text:style-name="T1">(c) </text:span><text:span text:style-name="T2">the licenses granted in Sections 2.2(a) and 2.2(b) are effective on the date Contributor first makes Commercial Use of the Covered Code. </text:span></text:p>
      <text:p text:style-name="P3"><text:span text:style-name="T1">(d) </text:span><text:span text:style-name="T2">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span></text:p>
      <text:p text:style-name="Normal_20__28_Web_29_"><text:span text:style-name="T2"><text:line-break/></text:span><text:span text:style-name="T1">3. Distribution Obligations.</text:span><text:span text:style-name="T2"> </text:span></text:p>
      <text:p text:style-name="P8"><text:span text:style-name="T1">3.1. Application of License.</text:span><text:span text:style-name="T2"> <text:line-break/>The Modifications which You create or to which You contribute are governed by the terms of this License, including without limitation Section </text:span><text:span text:style-name="T1">2.2</text:span><text:span text:style-name="T2">. The Source Code version of Covered Code may be distributed only under the terms of this License or a future version of this License released under Section </text:span><text:span text:style-name="T1">6.1</text:span><text:span text:style-name="T2">,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text:span text:style-name="T1">3.5</text:span><text:span text:style-name="T2">. </text:span></text:p>
      <text:p text:style-name="P2"><text:span text:style-name="T1">3.2. Availability of Source Code.</text:span><text:span text:style-name="T2">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text:span><text:soft-page-break/><text:span text:style-name="T2">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span></text:p>
      <text:p text:style-name="P2"><text:span text:style-name="T1">3.3. Description of Modifications.</text:span><text:span text:style-name="T2"> <text:lin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span></text:p>
      <text:p text:style-name="P2"><text:span text:style-name="T1">3.4. Intellectual Property Matters</text:span><text:span text:style-name="T2"> </text:span></text:p>
      <text:p text:style-name="P9"><text:span text:style-name="T1">(a) Third Party Claims</text:span><text:span text:style-name="T2">.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span></text:p>
      <text:p text:style-name="P3"><text:span text:style-name="T1">(b) Contributor APIs</text:span><text:span text:style-name="T2">. <text:line-break/>If Contributor's Modifications include an application programming interface and Contributor has knowledge of patent licenses which are reasonably necessary to implement that API, Contributor must also include this information in the LEGAL file. </text:span></text:p>
      <text:p text:style-name="P3"><text:span text:style-name="T1">(c) Representations.</text:span><text:span text:style-name="T2"> <text:line-break/>Contributor represents that, except as disclosed pursuant to Section 3.4(a) above, Contributor believes that Contributor's Modifications are Contributor's original creation(s) and/or Contributor has sufficient rights to grant the rights conveyed by this License.</text:span></text:p>
      <text:p text:style-name="P2"><text:span text:style-name="T2"><text:line-break/></text:span><text:span text:style-name="T1">3.5. Required Notices.</text:span><text:span text:style-name="T2"> <text:line-break/>You must duplicate the notice in </text:span><text:span text:style-name="T1">Exhibit A</text:span><text:span text:style-name="T2"> in each file of the </text:span><text:soft-page-break/><text:span text:style-name="T2">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text:span text:style-name="T1">Exhibit A</text:span><text:span text:style-name="T2">.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span></text:p>
      <text:p text:style-name="P2"><text:span text:style-name="T1">3.6. Distribution of Executable Versions.</text:span><text:span text:style-name="T2"> <text:line-break/>You may distribute Covered Code in Executable form only if the requirements of Section </text:span><text:span text:style-name="T1">3.1-3.5</text:span><text:span text:style-name="T2"> have been met for that Covered Code, and if You include a notice stating that the Source Code version of the Covered Code is available under the terms of this License, including a description of how and where You have fulfilled the obligations of Section </text:span><text:span text:style-name="T1">3.2</text:span><text:span text:style-name="T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span></text:p>
      <text:p text:style-name="P2"><text:span text:style-name="T1">3.7. Larger Works.</text:span><text:span text:style-name="T2"> <text:line-break/>You may create a Larger Work by combining Covered Code with other code not governed by the terms of this License and distribute the Larger Work as a single product. In such a case, You must make sure the requirements of this License are fulfilled for the Covered Code.</text:span></text:p>
      <text:p text:style-name="Normal_20__28_Web_29_"><text:span text:style-name="T1">4. Inability to Comply Due to Statute or Regulation.</text:span><text:span text:style-name="T2"> </text:span></text:p>
      <text:p text:style-name="P8"><text:soft-page-break/><text:span text:style-name="T2">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text:span text:style-name="T1">3.4</text:span><text:span text:style-name="T2"> and must be included with all distributions of the Source Code. Except to the extent prohibited by statute or regulation, such description must be sufficiently detailed for a recipient of ordinary skill to be able to understand it.</text:span></text:p>
      <text:p text:style-name="Normal_20__28_Web_29_"><text:span text:style-name="T1">5. Application of this License.</text:span><text:span text:style-name="T2"> </text:span></text:p>
      <text:p text:style-name="P8"><text:span text:style-name="T2">This License applies to code to which the Initial Developer has attached the notice in </text:span><text:span text:style-name="T1">Exhibit A</text:span><text:span text:style-name="T2"> and to related Covered Code.</text:span></text:p>
      <text:p text:style-name="Normal_20__28_Web_29_"><text:span text:style-name="T1">6. Versions of the License.</text:span><text:span text:style-name="T2"> </text:span></text:p>
      <text:p text:style-name="P8"><text:span text:style-name="T1">6.1. New Versions</text:span><text:span text:style-name="T2">. <text:line-break/>Netscape Communications Corporation ("Netscape") may publish revised and/or new versions of the License from time to time. Each version will be given a distinguishing version number. </text:span></text:p>
      <text:p text:style-name="P2"><text:span text:style-name="T1">6.2. Effect of New Versions</text:span><text:span text:style-name="T2">. <text:line-break/>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 </text:span></text:p>
      <text:p text:style-name="P2"><text:span text:style-name="T1">6.3. Derivative Works</text:span><text:span text:style-name="T2">.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text:span text:style-name="T1">Exhibit A</text:span><text:span text:style-name="T2"> shall not of themselves be deemed to be modifications of this License.)</text:span></text:p>
      <text:p text:style-name="Normal_20__28_Web_29_"><text:span text:style-name="T1">7. DISCLAIMER OF WARRANTY.</text:span><text:span text:style-name="T2"> </text:span></text:p>
      <text:p text:style-name="P10">COVERED CODE IS PROVIDED UNDER THIS LICENSE ON AN "AS IS" BASIS, WITHOUT WARRANTY OF ANY KIND, EITHER EXPRESSED OR IMPLIED, INCLUDING, WITHOUT LIMITATION, WARRANTIES THAT THE COVERED CODE IS FREE OF DEFECTS, MERCHANTABLE, FIT FOR A PARTICULAR PURPOSE OR <text:soft-page-break/>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p>
      <text:p text:style-name="Normal_20__28_Web_29_"><text:span text:style-name="T1">8. TERMINATION.</text:span><text:span text:style-name="T2"> </text:span></text:p>
      <text:p text:style-name="P8"><text:span text:style-name="T1">8.1.  </text:span><text:span text:style-name="T2">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 </text:span></text:p>
      <text:p text:style-name="P2"><text:span text:style-name="T1">8.2.  </text:span><text:span text:style-name="T2">If You initiate litigation by asserting a patent infringement claim (excluding declatory judgment actions) against Initial Developer or a Contributor (the Initial Developer or Contributor against whom You file such action is referred to as "Participant")  alleging that: </text:span></text:p>
      <text:p text:style-name="P2"><text:span text:style-name="T1">(a)  </text:span><text:span text:style-name="T2">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span></text:p>
      <text:p text:style-name="P2"><text:span text:style-name="T1">(b)</text:span><text:span text:style-name="T2">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span></text:p>
      <text:p text:style-name="P2"><text:span text:style-name="T1">8.3.  </text:span><text:span text:style-name="T2">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text:span><text:soft-page-break/><text:span text:style-name="T2">2.1 or 2.2 shall be taken into account in determining the amount or value of any payment or license. </text:span></text:p>
      <text:p text:style-name="P2"><text:span text:style-name="T1">8.4.</text:span><text:span text:style-name="T2">  In the event of termination under Sections 8.1 or 8.2 above,  all end user license agreements (excluding distributors and resellers) which have been validly granted by You or any distributor hereunder prior to termination shall survive termination.</text:span></text:p>
      <text:p text:style-name="Normal_20__28_Web_29_"><text:span text:style-name="T1">9. LIMITATION OF LIABILITY.</text:span><text:span text:style-name="T2"> </text:span></text:p>
      <text:p text:style-name="P10">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text:p>
      <text:p text:style-name="Normal_20__28_Web_29_"><text:span text:style-name="T1">10. U.S. GOVERNMENT END USERS.</text:span><text:span text:style-name="T2"> </text:span></text:p>
      <text:p text:style-name="P10">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p text:style-name="Normal_20__28_Web_29_"><text:span text:style-name="T1">11. MISCELLANEOUS.</text:span><text:span text:style-name="T2"> </text:span></text:p>
      <text:p text:style-name="P10">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Normal_20__28_Web_29_"><text:soft-page-break/><text:span text:style-name="T1">12. RESPONSIBILITY FOR CLAIMS.</text:span><text:span text:style-name="T2"> </text:span></text:p>
      <text:p text:style-name="P10">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p text:style-name="Normal_20__28_Web_29_"><text:span text:style-name="T1">13. MULTIPLE-LICENSED CODE.</text:span><text:span text:style-name="T2"> </text:span></text:p>
      <text:p text:style-name="P10">Initial Developer may designate portions of the Covered Code as Multiple-Licensed.  Multiple-Licensed means that the Initial Developer permits you to utilize portions of the Covered Code under Your choice of the NPL or the alternative licenses, if any, specified by the Initial Developer in the file described in Exhibit A.</text:p>
      <text:p text:style-name="Normal_20__28_Web_29_"><text:span text:style-name="T2"><text:line-break/></text:span><text:span text:style-name="T1">EXHIBIT A -Mozilla Public License.</text:span><text:span text:style-name="T2"> </text:span></text:p>
      <text:p text:style-name="P8"><text:span text:style-name="T2">The contents of this file are subject to the Mozilla Public License Version 1.1 (the "License"); you may not use this file except in compliance with the License. You may obtain a copy of the License at </text:span><text:a xlink:type="simple" xlink:href="http://www.mozilla.org/MPL/" text:style-name="Internet_20_link" text:visited-style-name="Visited_20_Internet_20_Link"><text:span text:style-name="Internet_20_link"><text:span text:style-name="T2">http://www.mozilla.org/MPL/</text:span></text:span></text:a><text:span text:style-name="T2"> </text:span></text:p>
      <text:p text:style-name="P4">Software distributed under the License is distributed on an "AS IS" basis, WITHOUT WARRANTY OF <text:line-break/>ANY KIND, either express or implied. See the License for the specificlanguage governing rights and <text:line-break/>limitations under the License. </text:p>
      <text:p text:style-name="P4">The Original Code is Wylbur, Orvyl, Milten, Wings, and more. </text:p>
      <text:p text:style-name="P4">The Initial Developer of the Original Code is Leland Stanford Junior University. </text:p>
      <text:p text:style-name="P4">All Rights Reserved. </text:p>
      <text:p text:style-name="P4">Contributors: ITSS Mainframe Systems Programming Staff. </text:p>
      <text:p text:style-name="P7"><draw:custom-shape text:anchor-type="as-char" draw:z-index="0" draw:style-name="gr1" draw:text-style-name="P11" svg:width="6.0004in" svg:height="0.0213in"><text:p/><draw:enhanced-geometry svg:viewBox="0 0 21600 21600" draw:type="rectangle" draw:enhanced-path="M 0 0 L 21600 0 21600 21600 0 21600 0 0 Z N"/></draw:custom-shape></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pitch="variable"/>
    <style:font-face style:name="Courier New" svg:font-family="'Courier New'" style:font-pitch="variable"/>
    <style:font-face style:name="Courier New1"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pitch="variable" style:font-charset="x-symbol"/>
    <style:font-face style:name="Times" svg:font-family="Time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style:contextual-spacing="false" fo:orphans="2" fo:widows="2" style:writing-mode="lr-tb"/>
      <style:text-properties style:use-window-font-color="true" loext:opacity="0%" style:font-name="Times" fo:font-family="Times" style:font-pitch="variable" fo:font-size="10pt" fo:language="en" fo:country="US" style:font-name-asian="Times" style:font-family-asian="Times" style:font-pitch-asian="variable" style:font-size-asian="10pt" style:language-asian="en" style:country-asian="US"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Text_20_body" style:default-outline-level="1" style:class="text">
      <style:text-properties fo:font-size="24pt" fo:font-weight="bold" style:letter-kerning="true" style:font-size-asian="24pt" style:font-weight-asian="bold"/>
    </style:style>
    <style:style style:name="Heading_20_3" style:display-name="Heading 3" style:family="paragraph" style:parent-style-name="Standard" style:next-style-name="Text_20_body" style:default-outline-level="3" style:class="text">
      <style:text-properties fo:font-size="13.5pt" fo:font-weight="bold" style:font-size-asian="13.5pt" style:font-weight-asian="bold"/>
    </style:style>
    <style:style style:name="Normal_20__28_Web_29_" style:display-name="Normal (Web)" style:family="paragraph" style:parent-style-name="Standard"/>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fo:font-family="Courier" style:font-pitch="variable" fo:font-size="10pt" style:font-name-asian="Courier" style:font-family-asian="Courier" style:font-pitch-asian="variable" style:font-size-asian="10pt" style:font-name-complex="Courier" style:font-family-complex="Courier"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TSS: Stanford License Agreement</dc:title>
    <meta:initial-creator>Dick Guertin</meta:initial-creator>
    <meta:creation-date>2005-03-28T23:26:00</meta:creation-date>
    <dc:creator>Dick Guertin</dc:creator>
    <dc:date>2005-03-28T23:34:00</dc:date>
    <meta:editing-cycles>3</meta:editing-cycles>
    <meta:editing-duration>PT2M</meta:editing-duration>
    <meta:document-statistic meta:table-count="0" meta:image-count="0" meta:object-count="0" meta:page-count="10" meta:paragraph-count="87" meta:word-count="3618" meta:character-count="23068" meta:non-whitespace-character-count="19417"/>
    <meta:generator>LibreOffice/24.2.4.2$Linux_X86_64 LibreOffice_project/420$Build-2</meta:generator>
  </office:meta>
</office:document-meta>
</file>